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gis Danese - Eu e Minha Casa</text:p>
      <text:p text:style-name="Standard"></text:p>
      <text:p text:style-name="Standard">Intro: A E F# D – A E B E</text:p>
      <text:p text:style-name="Standard"></text:p>
      <text:p text:style-name="Standard">A <text:s text:c="13"/>E</text:p>
      <text:p text:style-name="Standard"><text:s/>Eu vou te adorar com minha família</text:p>
      <text:p text:style-name="Standard">F#m <text:s text:c="11"/>D</text:p>
      <text:p text:style-name="Standard"><text:s/>Eu vou te servir com minha família</text:p>
      <text:p text:style-name="Standard">A <text:s text:c="13"/>E <text:s text:c="16"/>B <text:s text:c="12"/>E</text:p>
      <text:p text:style-name="Standard"><text:s/>Eu vou levar toda minha família na Tua casa oh Deus</text:p>
      <text:p text:style-name="Standard"></text:p>
      <text:p text:style-name="Standard"><text:s text:c="9"/>F#m <text:s text:c="9"/>C#m</text:p>
      <text:p text:style-name="Standard"><text:s/>Eu e minha família em Tua casa</text:p>
      <text:p text:style-name="Standard"><text:s text:c="5"/>E</text:p>
      <text:p text:style-name="Standard"><text:s/>Reunidos pra louvar e te adorar</text:p>
      <text:p text:style-name="Standard"><text:s text:c="9"/>F#m <text:s text:c="15"/>C#m</text:p>
      <text:p text:style-name="Standard"><text:s/>Como é bom estar em Tua presença </text:p>
      <text:p text:style-name="Standard"><text:s text:c="14"/>E <text:s text:c="6"/>D9 E</text:p>
      <text:p text:style-name="Standard"><text:s/>Então vamos celebrar</text:p>
      <text:p text:style-name="Standard"></text:p>
      <text:p text:style-name="Standard">A <text:s text:c="20"/>E <text:s text:c="9"/>F#m <text:s text:c="4"/>D9</text:p>
      <text:p text:style-name="Standard">Eu e minha casa serviremos ao Senhor com alegria</text:p>
      <text:p text:style-name="Standard">A <text:s text:c="20"/>E/G# <text:s text:c="6"/>F#m <text:s text:c="3"/>D9</text:p>
      <text:p text:style-name="Standard">Eu e minha casa serviremos ao Senhor todos os dias</text:p>
      <text:p text:style-name="Standard">A <text:s text:c="19"/>E/G# <text:s text:c="7"/>F#m <text:s text:c="4"/>D9</text:p>
      <text:p text:style-name="Standard">Eu e minha casa serviremos ao Senhor com alegria</text:p>
      <text:p text:style-name="Standard">A <text:s text:c="19"/>E/G# <text:s text:c="7"/>Bm7 D9</text:p>
      <text:p text:style-name="Standard">Eu e minha casa serviremos ao Senhor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Vieira</meta:initial-creator>
    <meta:creation-date>2016-06-21T19:11:37</meta:creation-date>
    <meta:document-statistic meta:table-count="0" meta:image-count="0" meta:object-count="0" meta:page-count="1" meta:paragraph-count="29" meta:word-count="132" meta:character-count="839"/>
    <dc:date>2016-06-21T19:19:28</dc:date>
    <dc:creator>Mauro Vieira</dc:creator>
    <meta:editing-duration>PT7M52S</meta:editing-duration>
    <meta:editing-cycles>1</meta:editing-cycles>
    <meta:generator>OpenOffice/4.1.2$Unix OpenOffice.org_project/412m3$Build-9782</meta:generator>
  </office:meta>
</office:document-meta>
</file>